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over accent="true">
        <mi>P</mi>
        <mo stretchy="false">˙</mo>
      </mover>
      <mrow>
        <mrow>
          <mo fence="true" stretchy="false">(</mo>
          <mrow>
            <mrow>
              <msub>
                <mi>K</mi>
                <mi>X</mi>
              </msub>
              <mi>,</mi>
              <msub>
                <mi>K</mi>
                <mi>Y</mi>
              </msub>
              <mi>,</mi>
              <mi mathvariant="normal">Ω</mi>
            </mrow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sub>
              <mi>D</mi>
              <mi>X</mi>
            </msub>
          </munderover>
          <mrow>
            <munderover>
              <mo stretchy="false">∑</mo>
              <mrow>
                <mi>Y</mi>
                <mo stretchy="false">=</mo>
                <mn>0</mn>
              </mrow>
              <msub>
                <mi>D</mi>
                <mi>Y</mi>
              </msub>
            </munderover>
            <mrow>
              <munderover>
                <mo stretchy="false">∑</mo>
                <mrow>
                  <mi>T</mi>
                  <mo stretchy="false">=</mo>
                  <mn>0</mn>
                </mrow>
                <msub>
                  <mi>D</mi>
                  <mi>T</mi>
                </msub>
              </munderover>
              <mi>P</mi>
            </mrow>
          </mrow>
        </mrow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  <msup>
        <mi mathvariant="normal">e</mi>
        <mrow>
          <mrow>
            <mo stretchy="false">−</mo>
            <mi>i</mi>
          </mrow>
          <mrow>
            <mo fence="true" stretchy="false">(</mo>
            <mrow>
              <mrow>
                <mrow>
                  <msub>
                    <mi mathvariant="italic">XK</mi>
                    <mi>X</mi>
                  </msub>
                  <mo stretchy="false">+</mo>
                  <msub>
                    <mi mathvariant="italic">YK</mi>
                    <mi>Y</mi>
                  </msub>
                  <mo stretchy="false">+</mo>
                  <mi>T</mi>
                </mrow>
                <mi mathvariant="normal">Ω</mi>
              </mrow>
            </mrow>
            <mo fence="true" stretchy="false">)</mo>
          </mrow>
        </mrow>
      </msup>
    </mrow>
    <annotation encoding="StarMath 5.0">dot P ( K_{X}, K_{Y}, %OMEGA )  = sum from{X=0} to{ {D_{X}}} sum from{Y=0} to{D_{Y}} sum from{T=0} to{D_{T}} P( X,Y,T ) func e^{-i(XK_{X}+YK_{Y}+T%OMEGA)}   



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3:34.504962270</meta:creation-date>
    <dc:date>2019-10-01T11:53:47.565435183</dc:date>
    <meta:editing-duration>PT39M21S</meta:editing-duration>
    <meta:editing-cycles>1</meta:editing-cycles>
    <meta:generator>LibreOffice/6.1.5.2$Linux_X86_64 LibreOffice_project/10$Build-2</meta:generator>
  </office:meta>
</office:document-meta>
</file>